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2a512" officeooo:paragraph-rsid="0002a512"/>
    </style:style>
    <style:style style:name="P2" style:family="paragraph" style:parent-style-name="Standard">
      <style:text-properties fo:language="en" fo:country="US" officeooo:rsid="0003203d" officeooo:paragraph-rsid="0003203d"/>
    </style:style>
    <style:style style:name="P3" style:family="paragraph" style:parent-style-name="Standard">
      <style:text-properties fo:language="en" fo:country="US" officeooo:rsid="0004b1b5" officeooo:paragraph-rsid="0004b1b5"/>
    </style:style>
    <style:style style:name="T1" style:family="text">
      <style:text-properties officeooo:rsid="0002fc1c"/>
    </style:style>
    <style:style style:name="T2" style:family="text">
      <style:text-properties officeooo:rsid="000648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ructions:</text:p>
      <text:p text:style-name="P1"/>
      <text:p text:style-name="P1">1. Start the Tower Defense_SERVER.bat</text:p>
      <text:p text:style-name="P1"><text:tab/>-&gt; a server will start.</text:p>
      <text:p text:style-name="P1"/>
      <text:p text:style-name="P1">2. Start the TowerDefense.bat</text:p>
      <text:p text:style-name="P1"><text:tab/>-&gt; a client will start</text:p>
      <text:p text:style-name="P1"/>
      <text:p text:style-name="P1">3. Log in using the username: "u" and the password "p".</text:p>
      <text:p text:style-name="P1"><text:tab/>-&gt; u are logged in</text:p>
      <text:p text:style-name="P1"/>
      <text:p text:style-name="P1">4. Search for a lobby.</text:p>
      <text:p text:style-name="P1"/>
      <text:p text:style-name="P1">5. Wait for another player or start another client(step 2).</text:p>
      <text:p text:style-name="P1"/>
      <text:p text:style-name="P1">6. Click the Ready Button to signal that u are ready to play.</text:p>
      <text:p text:style-name="P1"/>
      <text:p text:style-name="P1">7. If both are ready one has to click the button again to start into the tower buy phase.</text:p>
      <text:p text:style-name="P1"/>
      <text:p text:style-name="P1">8 Buy towers: Choose a spot on the map with the spinners and click on one of the three Enemy Type_X buttons to purchase.</text:p>
      <text:p text:style-name="P1"/>
      <text:p text:style-name="P1">9. If done buying towers click the Confirm button.</text:p>
      <text:p text:style-name="P1"/>
      <text:p text:style-name="P1">10. Buy Enemies by clicking the Enemy type_X buttons.</text:p>
      <text:p text:style-name="P1"/>
      <text:p text:style-name="P1">11. Confirm your purchase with the confirm button.</text:p>
      <text:p text:style-name="P1"/>
      <text:p text:style-name="P1">12. Wait for the other player to buy.</text:p>
      <text:p text:style-name="P1"/>
      <text:p text:style-name="P1">13. Look how your towers defend against the hordes of enemies.</text:p>
      <text:p text:style-name="P1"/>
      <text:p text:style-name="P1">14. Wait for <text:span text:style-name="T1">the </text:span>other player to finish defending.</text:p>
      <text:p text:style-name="P1"/>
      <text:p text:style-name="P2">15. Repeat from step 8 until one player has no life left.</text:p>
      <text:p text:style-name="P3"/>
      <text:p text:style-name="P3">16. If the game ended look at the results (Left You, Right Enemy)</text:p>
      <text:p text:style-name="P3"/>
      <text:p text:style-name="P3">17. Use the Exit button to go back to the re-lobby screen.</text:p>
      <text:p text:style-name="P3"/>
      <text:p text:style-name="P3">18 Choose another lobby.</text:p>
      <text:p text:style-name="P3"/>
      <text:p text:style-name="P3">→<text:span text:style-name="T2"> To try another map just enter and leave a lobby. Then the map will rese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M57S</meta:editing-duration>
    <meta:editing-cycles>7</meta:editing-cycles>
    <meta:generator>LibreOffice/5.4.5.1$Windows_X86_64 LibreOffice_project/79c9829dd5d8054ec39a82dc51cd9eff340dbee8</meta:generator>
    <dc:date>2018-06-28T02:32:35.897000000</dc:date>
    <meta:document-statistic meta:table-count="0" meta:image-count="0" meta:object-count="0" meta:page-count="1" meta:paragraph-count="23" meta:word-count="218" meta:character-count="1132" meta:non-whitespace-character-count="934"/>
    <meta:user-defined meta:name="Info 1"/>
    <meta:user-defined meta:name="Info 2"/>
    <meta:user-defined meta:name="Info 3"/>
    <meta:user-defined meta:name="Info 4"/>
  </office:meta>
</office:document-meta>
</file>